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3409in"/>
    </style:style>
    <style:style style:name="co3" style:family="table-column">
      <style:table-column-properties fo:break-before="auto" style:column-width="1.6673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0.0917in"/>
    </style:style>
    <style:style style:name="co6" style:family="table-column">
      <style:table-column-properties fo:break-before="auto" style:column-width="1.2535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9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benötig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vorhanden/bestell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TASTER</text:p>
          </table:table-cell>
          <table:table-cell office:value-type="string" calcext:value-type="string">
            <text:p>SW01, SW02, SW03, SW04, SW05, SW06, SW07, SW08, SW09, SW10, SW11, SW12, SW13, SW14, SW15, SW16, SW17, SW18, SW19, SW20, SW2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022µ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047µ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7, C8, C13, C14, C16, C17, C19, C23, C24, C35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3, R18, R20, R26, R27, R32, R3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OL-EUCT3216</text:p>
          </table:table-cell>
          <table:table-cell office:value-type="string" calcext:value-type="string">
            <text:p>CT321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µH</text:p>
          </table:table-cell>
          <table:table-cell office:value-type="string" calcext:value-type="string">
            <text:p>L-EUL1812</text:p>
          </table:table-cell>
          <table:table-cell office:value-type="string" calcext:value-type="string">
            <text:p>L181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, R7, R8, R16, R19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9, C10, C11, C12, C18, C20, C25, C26, C28, C29, C30, C31, C3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1, C2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4, R2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0, R17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POL-EUCT3216</text:p>
          </table:table-cell>
          <table:table-cell office:value-type="string" calcext:value-type="string">
            <text:p>CT3216</text:p>
          </table:table-cell>
          <table:table-cell office:value-type="string" calcext:value-type="string">
            <text:p>C3, C15, C33, C3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5LC320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,3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, R11, R12, R21, R2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, R5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9, R15, R29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2207-1085</text:p>
          </table:table-cell>
          <table:table-cell office:value-type="string" calcext:value-type="string">
            <text:p>MOLEX_52207-1085</text:p>
          </table:table-cell>
          <table:table-cell office:value-type="string" calcext:value-type="string">
            <text:p>X1, X6, X7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CX19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T5, T6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SPLAY</text:p>
          </table:table-cell>
          <table:table-cell office:value-type="string" calcext:value-type="string">
            <text:p>DISPLAY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rnell: 1640903RL</text:p>
          </table:table-cell>
          <table:table-cell office:value-type="string" calcext:value-type="string">
            <text:p>CRYSTALHC49UP</text:p>
          </table:table-cell>
          <table:table-cell office:value-type="string" calcext:value-type="string">
            <text:p>HC49UP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01, LED03, LED05, LED07, LED09, LED11, LED13, LED15, LED17, LED19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ldcap</text:p>
          </table:table-cell>
          <table:table-cell table:number-columns-repeated="2" office:value-type="string" calcext:value-type="string">
            <text:p>53047-0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53047-0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53047-0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SL95811UFUZ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93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OCH</text:p>
          </table:table-cell>
          <table:table-cell office:value-type="string" calcext:value-type="string">
            <text:p>LOCH1, LOCH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GA128-A</text:p>
          </table:table-cell>
          <table:table-cell office:value-type="string" calcext:value-type="string">
            <text:p>TQFP6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CA9555D</text:p>
          </table:table-cell>
          <table:table-cell office:value-type="string" calcext:value-type="string">
            <text:p>SO24</text:p>
          </table:table-cell>
          <table:table-cell office:value-type="string" calcext:value-type="string">
            <text:p>IC5, IC6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F8576</text:p>
          </table:table-cell>
          <table:table-cell office:value-type="string" calcext:value-type="string">
            <text:p>LQFP-ST-64-2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OTI</text:p>
          </table:table-cell>
          <table:table-cell office:value-type="string" calcext:value-type="string">
            <text:p>CLARIFIER, RF-POWER, SQUELCH, SWR/CAL, VOLUM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T/+-</text:p>
          </table:table-cell>
          <table:table-cell table:number-columns-repeated="2" office:value-type="string" calcext:value-type="string">
            <text:p>53047-02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ZT2222A</text:p>
          </table:table-cell>
          <table:table-cell office:value-type="string" calcext:value-type="string">
            <text:p>PZT2222A-NPN-SOT223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T1, T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02, LED04, LED06, LED08, LED10, LED12, LED14, LED16, LED18, LED20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LS4148</text:p>
          </table:table-cell>
          <table:table-cell office:value-type="string" calcext:value-type="string">
            <text:p>DIODE-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LZTE-115.1B</text:p>
          </table:table-cell>
          <table:table-cell office:value-type="string" calcext:value-type="string">
            <text:p>ZENER-DIODE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OTARY_SWITCH</text:p>
          </table:table-cell>
          <table:table-cell office:value-type="string" calcext:value-type="string">
            <text:p>SW2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LC59116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IC3, IC4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 table:number-rows-repeated="10485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u bestellen" table:style-name="ta1"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8529981" calcext:value-type="float">
            <text:p>85299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 Led grün</text:p>
          </table:table-cell>
        </table:table-row>
        <table:table-row table:style-name="ro1">
          <table:table-cell office:value-type="float" office:value="1647815" calcext:value-type="float">
            <text:p>1647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C59116</text:p>
          </table:table-cell>
        </table:table-row>
        <table:table-row table:style-name="ro1">
          <table:table-cell office:value-type="string" calcext:value-type="string">
            <text:p>1867983RL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ster</text:p>
          </table:table-cell>
        </table:table-row>
        <table:table-row table:style-name="ro1">
          <table:table-cell office:value-type="float" office:value="1457420" calcext:value-type="float">
            <text:p>1457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µF</text:p>
          </table:table-cell>
        </table:table-row>
        <table:table-row table:style-name="ro1">
          <table:table-cell office:value-type="float" office:value="1457413" calcext:value-type="float">
            <text:p>1457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</table:table-row>
        <table:table-row table:style-name="ro1">
          <table:table-cell office:value-type="string" calcext:value-type="string">
            <text:p>1079938R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FC Buchsen</text:p>
          </table:table-cell>
        </table:table-row>
        <table:table-row table:style-name="ro1">
          <table:table-cell office:value-type="float" office:value="9733051" calcext:value-type="float">
            <text:p>9733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oBlade Buche 2fach</text:p>
          </table:table-cell>
        </table:table-row>
        <table:table-row table:style-name="ro1">
          <table:table-cell office:value-type="float" office:value="889477" calcext:value-type="float">
            <text:p>889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genstück zu oben</text:p>
          </table:table-cell>
        </table:table-row>
        <table:table-row table:style-name="ro1">
          <table:table-cell office:value-type="float" office:value="9733060" calcext:value-type="float">
            <text:p>9733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oBlade Buchse 4fach</text:p>
          </table:table-cell>
        </table:table-row>
        <table:table-row table:style-name="ro1">
          <table:table-cell office:value-type="float" office:value="9733116" calcext:value-type="float">
            <text:p>9733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genstück zu oben</text:p>
          </table:table-cell>
        </table:table-row>
        <table:table-row table:style-name="ro1">
          <table:table-cell office:value-type="float" office:value="1773397" calcext:value-type="float">
            <text:p>1773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128</text:p>
          </table:table-cell>
        </table:table-row>
        <table:table-row table:style-name="ro1">
          <table:table-cell office:value-type="float" office:value="1841195" calcext:value-type="float">
            <text:p>1841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-SUB9</text:p>
          </table:table-cell>
        </table:table-row>
        <table:table-row table:style-name="ro1">
          <table:table-cell office:value-type="float" office:value="1457411" calcext:value-type="float">
            <text:p>1457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µF</text:p>
          </table:table-cell>
        </table:table-row>
        <table:table-row table:style-name="ro1">
          <table:table-cell office:value-type="float" office:value="9724435" calcext:value-type="float">
            <text:p>9724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3</text:p>
          </table:table-cell>
        </table:table-row>
        <table:table-row table:style-name="ro1">
          <table:table-cell office:value-type="float" office:value="2358195" calcext:value-type="float">
            <text:p>2358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95811UFU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79969" calcext:value-type="float">
            <text:p>1079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C Kabel 1mm, 10fach</text:p>
          </table:table-cell>
        </table:table-row>
        <table:table-row table:style-name="ro2">
          <table:table-cell office:value-type="float" office:value="1125274" calcext:value-type="float">
            <text:p>112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PicoBlade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 style:data-style-name="N2" text:time-value="0000-00-00T18:07:21.7031631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3T18:41:30.275725000</dc:date>
    <meta:generator>LibreOffice/4.1.4.2$Linux_X86_64 LibreOffice_project/410m0$Build-2</meta:generator>
    <meta:editing-duration>PT3H56M52S</meta:editing-duration>
    <meta:editing-cycles>5</meta:editing-cycles>
    <meta:document-statistic meta:table-count="2" meta:cell-count="326" meta:object-count="0"/>
  </office:meta>
</office:document-meta>
</file>